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underline-type="single" style:text-underline-style="solid"/>
    </style:style>
    <style:style style:name="P1" style:family="paragraph" style:parent-style-name="Normal">
      <style:paragraph-properties fo:text-align="center"/>
    </style:style>
  </office:automatic-styles>
  <office:body>
    <office:text>
      <text:p text:style-name="P1">Directives</text:p>
      <text:p text:style-name="P1"/>
      <text:p text:style-name="Normal"><text:span text:style-name="T1">This file contains information on the game design. Updated regularly, it will serve as directives for the implementation. </text:span></text:p>
      <text:p text:style-name="Normal"><text:span text:style-name="T1">All is subject to change.</text:span></text:p>
      <text:p text:style-name="Normal"/>
      <text:p text:style-name="Normal"><text:span text:style-name="T2">Background:</text:span></text:p>
      <text:p text:style-name="Normal">Multiplayer game, there are two factions: humans and invaders. The invaders are extraterrestrial, they fight to conquer territories and increase their areas of influence, while the humans want to regain lost ground and eliminate the invaders. Rather than a technologically advanced civilization, the invaders are a biological interplanetary super-colony, capable of sending cores through space in order to 'infect' planets. </text:p>
      <text:p text:style-name="Normal">Multiple cores have hit planet Earth, and have buried themselves deep underground. These cores contain</text:p>
      <text:p text:style-name="Normal"/>
      <text:p text:style-name="Normal">Core Gameplay:</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